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Open Sans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.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9.75cm" fo:min-width="3.3cm"/>
    </style:style>
    <style:style style:name="gr8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0.75cm" fo:min-width="3.2cm"/>
    </style:style>
    <style:style style:name="gr9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75cm" fo:min-width="0.5cm"/>
    </style:style>
    <style:style style:name="gr10" style:family="graphic" style:parent-style-name="objectwithoutfill">
      <style:graphic-properties draw:marker-start="Dimension_20_Lines" draw:marker-start-width="0.3cm" draw:marker-end="Dimension_20_Lines" draw:marker-end-width="0.3cm" draw:fill="none" draw:textarea-vertical-align="middle"/>
    </style:style>
    <style:style style:name="gr11" style:family="graphic" style:parent-style-name="standard">
      <style:graphic-properties draw:stroke="none" draw:stroke-dash="Fine_20_Dashed" svg:stroke-color="#ffffff" draw:fill="none" draw:fill-color="#ffffff" draw:textarea-horizontal-align="justify" draw:textarea-vertical-align="middle" draw:auto-grow-height="false" fo:min-height="0.75cm" fo:min-width="0.5cm"/>
    </style:style>
    <style:style style:name="P1" style:family="paragraph">
      <style:paragraph-properties fo:text-align="center"/>
      <style:text-properties style:font-name="Open Sans" fo:font-size="14pt" fo:font-weight="bold"/>
    </style:style>
    <style:style style:name="P2" style:family="paragraph">
      <loext:graphic-properties draw:fill-color="#ffffff"/>
      <style:paragraph-properties fo:text-align="center"/>
      <style:text-properties style:font-name="Open Sans" fo:font-size="14pt" fo:font-weight="bold"/>
    </style:style>
    <style:style style:name="P3" style:family="paragraph">
      <loext:graphic-properties draw:fill="none"/>
      <style:paragraph-properties fo:text-align="center"/>
      <style:text-properties style:font-name="Open Sans" fo:font-size="14pt" fo:font-weight="bold"/>
    </style:style>
    <style:style style:name="P4" style:family="paragraph">
      <style:paragraph-properties fo:text-align="center"/>
      <style:text-properties fo:color="#ffffff" style:font-name="Open Sans" fo:font-size="14pt" fo:font-weight="bold"/>
    </style:style>
    <style:style style:name="P5" style:family="paragraph">
      <loext:graphic-properties draw:fill-color="#ffffff"/>
      <style:paragraph-properties fo:text-align="center"/>
      <style:text-properties fo:color="#ffffff" style:font-name="Open Sans" fo:font-size="14pt" fo:font-weight="bold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 fo:font-size="14pt" fo:font-weight="bold"/>
    </style:style>
    <style:style style:name="P7" style:family="paragraph">
      <style:paragraph-properties fo:text-align="center"/>
      <style:text-properties style:font-name="Open Sans" fo:font-size="14pt" fo:font-weight="bold" fo:background-color="#ffffff"/>
    </style:style>
    <style:style style:name="P8" style:family="paragraph">
      <loext:graphic-properties draw:fill="none"/>
      <style:paragraph-properties fo:text-align="center"/>
      <style:text-properties style:font-name="Open Sans" fo:font-size="14pt" fo:font-weight="bold" fo:background-color="#ffffff"/>
    </style:style>
    <style:style style:name="P9" style:family="paragraph">
      <loext:graphic-properties draw:fill="none" draw:fill-color="#ffffff"/>
      <style:paragraph-properties fo:text-align="center"/>
      <style:text-properties style:font-name="Open Sans" fo:font-size="14pt" fo:font-weight="bold"/>
    </style:style>
    <style:style style:name="T1" style:family="text">
      <style:text-properties style:text-position="-33% 58%"/>
    </style:style>
    <style:style style:name="T2" style:family="text">
      <style:text-properties style:text-position="0% 100%" fo:background-color="#ffffff"/>
    </style:style>
    <style:style style:name="T3" style:family="text">
      <style:text-properties style:text-position="-33% 58%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2cm" svg:height="3cm" svg:x="13.8cm" svg:y="2.1cm">
          <text:p text:style-name="P1">Silisloth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cm" svg:height="1cm" svg:x="15.9cm" svg:y="6.1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cm" svg:height="1cm" svg:x="13.8cm" svg:y="5.1cm">
          <text:p text:style-name="P1">K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cm" svg:height="1cm" svg:x="12cm" svg:y="3.1cm">
          <text:p text:style-name="P1">U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6.4cm" svg:y1="6.1cm" svg:x2="16.4cm" svg:y2="5.1cm" draw:start-shape="id1" draw:start-glue-point="0" draw:end-shape="id2" svg:d="M16400 6100v-1000" svg:viewBox="0 0 1 1001">
          <text:p/>
        </draw:connector>
        <draw:custom-shape draw:style-name="gr4" draw:text-style-name="P5" xml:id="id5" draw:id="id5" draw:layer="layout" svg:width="1cm" svg:height="1cm" svg:x="13.8cm" svg:y="10.8cm">
          <text:p text:style-name="P4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" draw:id="id3" draw:layer="layout" svg:width="1cm" svg:height="1cm" svg:x="15.9cm" svg:y="10.8cm">
          <text:p text:style-name="P4">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6.4cm" svg:y1="7.1cm" svg:x2="16.4cm" svg:y2="10.8cm" draw:start-shape="id1" draw:start-glue-point="2" draw:end-shape="id3" draw:end-glue-point="0" svg:d="M16400 7100v3700" svg:viewBox="0 0 1 3701">
          <text:p/>
        </draw:connector>
        <draw:connector draw:style-name="gr5" draw:text-style-name="P3" draw:layer="layout" draw:type="line" svg:x1="14.3cm" svg:y1="6.1cm" svg:x2="14.3cm" svg:y2="10.8cm" draw:start-shape="id4" draw:start-glue-point="2" draw:end-shape="id5" svg:d="M14300 6100v4700" svg:viewBox="0 0 1 4701">
          <text:p/>
        </draw:connector>
        <draw:custom-shape draw:style-name="gr4" draw:text-style-name="P5" xml:id="id7" draw:id="id7" draw:layer="layout" svg:width="1cm" svg:height="1cm" svg:x="12cm" svg:y="8cm">
          <text:p text:style-name="P4">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2.5cm" svg:y1="4.1cm" svg:x2="12.5cm" svg:y2="8cm" draw:start-shape="id6" draw:start-glue-point="2" draw:end-shape="id7" draw:end-glue-point="0" svg:d="M12500 4100v3900" svg:viewBox="0 0 1 3901">
          <text:p/>
        </draw:connector>
        <draw:connector draw:style-name="gr3" draw:text-style-name="P3" draw:layer="layout" draw:type="line" svg:x1="13cm" svg:y1="3.6cm" svg:x2="13.8cm" svg:y2="3.6cm" draw:start-shape="id6" draw:end-shape="id2" svg:d="M13000 3600h800" svg:viewBox="0 0 801 1">
          <text:p/>
        </draw:connector>
        <draw:custom-shape draw:style-name="gr6" draw:text-style-name="P2" xml:id="id8" draw:id="id8" draw:layer="layout" svg:width="3.7cm" svg:height="1cm" svg:x="9.4cm" svg:y="11.1cm">
          <text:p text:style-name="P1">Zielfe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8cm" svg:height="10cm" svg:x="2.31cm" svg:y="2.1cm">
          <text:p text:style-name="P1">Endpfost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9" draw:id="id9" draw:layer="layout" svg:width="3.7cm" svg:height="1cm" svg:x="9.4cm" svg:y="4.8cm">
          <text:p text:style-name="P4">Zielfel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.25cm" svg:y1="11.1cm" svg:x2="11.25cm" svg:y2="5.8cm" draw:start-shape="id8" draw:start-glue-point="0" draw:end-shape="id9" svg:d="M11250 11100v-5300" svg:viewBox="0 0 1 5301">
          <text:p/>
        </draw:connector>
        <draw:custom-shape draw:style-name="gr9" draw:text-style-name="P2" xml:id="id11" draw:id="id11" draw:layer="layout" svg:width="1cm" svg:height="1cm" svg:x="9cm" svg:y="3.1cm">
          <text:p text:style-name="P1">U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9.5cm" svg:y1="4.8cm" svg:x2="6.108cm" svg:y2="4.778cm" draw:start-shape="id10" draw:start-glue-point="0" svg:d="M9500 4800l-3392-22" svg:viewBox="0 0 3393 23">
          <text:p text:style-name="P7">E<text:span text:style-name="T1">XP</text:span></text:p>
        </draw:connector>
        <draw:connector draw:style-name="gr10" draw:text-style-name="P8" draw:layer="layout" draw:type="line" svg:x1="12.5cm" svg:y1="5.748cm" svg:x2="6.107cm" svg:y2="5.748cm" svg:d="M12500 5748h-6393" svg:viewBox="0 0 6394 1">
          <text:p text:style-name="P7"><text:span text:style-name="T2">D</text:span><text:span text:style-name="T3">XP</text:span></text:p>
        </draw:connector>
        <draw:connector draw:style-name="gr10" draw:text-style-name="P8" draw:layer="layout" draw:type="line" svg:x1="14.299cm" svg:y1="9.496cm" svg:x2="11.251cm" svg:y2="9.499cm" svg:d="M14299 9496l-3048 3" svg:viewBox="0 0 3049 4">
          <text:p text:style-name="P7"><text:span text:style-name="T2">D</text:span><text:span text:style-name="T3">KZ</text:span></text:p>
        </draw:connector>
        <draw:connector draw:style-name="gr10" draw:text-style-name="P8" draw:layer="layout" draw:type="line" svg:x1="14.303cm" svg:y1="7.998cm" svg:x2="12.5cm" svg:y2="8cm" draw:end-shape="id7" draw:end-glue-point="0" svg:d="M14303 7998l-1803 2" svg:viewBox="0 0 1804 3">
          <text:p text:style-name="P7">D<text:span text:style-name="T1">KX</text:span></text:p>
        </draw:connector>
        <draw:connector draw:style-name="gr10" draw:text-style-name="P8" draw:layer="layout" draw:type="line" svg:x1="16.4cm" svg:y1="10.8cm" svg:x2="14.3cm" svg:y2="10.8cm" draw:start-shape="id3" draw:end-shape="id5" draw:end-glue-point="0" svg:d="M16400 10800h-2100" svg:viewBox="0 0 2101 1">
          <text:p text:style-name="P7"><text:span text:style-name="T2">D</text:span><text:span text:style-name="T3">KL</text:span></text:p>
        </draw:connector>
        <draw:custom-shape draw:style-name="gr11" draw:text-style-name="P9" xml:id="id10" draw:id="id10" draw:layer="layout" svg:width="1cm" svg:height="1cm" svg:x="9cm" svg:y="4.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.5cm" svg:y1="4.1cm" svg:x2="9.5cm" svg:y2="4.8cm" draw:start-shape="id11" draw:start-glue-point="2" draw:end-shape="id10" draw:end-glue-point="0" svg:d="M9500 4100v700" svg:viewBox="0 0 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Open Sans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10:13:21.846237338</meta:creation-date>
    <dc:date>2018-06-02T10:43:36.690606596</dc:date>
    <meta:editing-duration>PT27M47S</meta:editing-duration>
    <meta:editing-cycles>20</meta:editing-cycles>
    <meta:generator>LibreOffice/6.0.4.2$Linux_X86_64 LibreOffice_project/00m0$Build-2</meta:generator>
    <meta:document-statistic meta:object-count="24"/>
  </office:meta>
</office:document-meta>
</file>